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aphik" svg:font-family="Graphik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e3e3e" style:font-name="inherit" fo:font-size="13.5pt" fo:letter-spacing="normal" fo:font-style="normal" fo:font-weight="normal"/>
    </style:style>
    <style:style style:name="P2" style:family="paragraph" style:parent-style-name="Standard">
      <style:text-properties officeooo:rsid="0007f9db" officeooo:paragraph-rsid="0007f9db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/>
      <style:text-properties fo:font-variant="normal" fo:text-transform="none" fo:color="#3e3e3e" fo:letter-spacing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/>
      <style:text-properties fo:font-variant="normal" fo:text-transform="none" fo:color="#3e3e3e" style:font-name="Graphik" fo:font-size="12pt" fo:letter-spacing="normal" fo:font-style="normal" fo:font-weight="normal"/>
    </style:style>
    <style:style style:name="P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7" style:family="paragraph" style:parent-style-name="Text_20_body">
      <style:paragraph-properties fo:margin-top="0in" fo:margin-bottom="0.1043in" loext:contextual-spacing="false" fo:line-height="171%" fo:text-align="start" style:justify-single-word="false" fo:orphans="2" fo:widows="2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c9e35" officeooo:paragraph-rsid="000c9e35" style:font-size-asian="14pt" style:font-size-complex="14pt"/>
    </style:style>
    <style:style style:name="P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3e3e3e" style:font-name="Graphik" fo:font-size="12pt" fo:letter-spacing="normal" fo:font-style="normal" fo:font-weight="normal"/>
    </style:style>
    <style:style style:name="T2" style:family="text">
      <style:text-properties fo:font-variant="normal" fo:text-transform="none" fo:color="#3e3e3e" style:font-name="Graphik" fo:font-size="12pt" fo:letter-spacing="normal" fo:font-style="normal" fo:font-weight="bold"/>
    </style:style>
    <style:style style:name="T3" style:family="text">
      <style:text-properties fo:font-variant="normal" fo:text-transform="none" fo:color="#f16321" style:font-name="Graphik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" style:family="text">
      <style:text-properties officeooo:rsid="000c3798"/>
    </style:style>
    <style:style style:name="T5" style:family="text">
      <style:text-properties style:font-name="monospace" fo:font-size="10.5pt" fo:font-style="normal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_utils.fetch._MapDatasetFetcher(dataset, auto_collation, collate_fn, drop_last) &lt;torch.utils.data._utils.fetch._MapDatasetFetcher object at 0x7f9a817f4c90&gt;</text:p>
      <text:p text:style-name="Standard"/>
      <text:p text:style-name="Standard"/>
      <text:p text:style-name="P6">libpng warning: iCCP: known incorrect sRGB profile</text:p>
      <text:p text:style-name="Standard"/>
      <text:h text:style-name="P1" text:outline-level="2">Re: libpng warning: iCCP: known incorrect sRGB profile</text:h>
      <text:section text:style-name="Sect1" text:name="bodyDisplay_0">
        <text:p text:style-name="P3"><text:span text:style-name="T1">Hello </text:span><text:a xlink:type="simple" xlink:href="https://community.magento.com/t5/user/viewprofilepage/user-id/145246" text:style-name="Internet_20_link" text:visited-style-name="Visited_20_Internet_20_Link"><text:span text:style-name="T3">@chathuramk</text:span></text:a><text:span text:style-name="T1"> ,</text:span></text:p>
        <text:p text:style-name="P4"> </text:p>
        <text:p text:style-name="P5">Libpng-1.6 is more stringent about checking ICC profiles than previous versions. You can ignore the warning. To get rid of it, remove the iCCP chunk from the PNG image.</text:p>
        <text:p text:style-name="P4"> </text:p>
        <text:p text:style-name="P3"><text:span text:style-name="T1">Some applications treat warnings as errors; if you are using such an application you do have to remove the chunk. You can do that with any of a variety of PNG editors such as ImageMagick's </text:span><text:span text:style-name="Strong_20_Emphasis"><text:span text:style-name="T2">convert in.png out.png.</text:span></text:span></text:p>
        <text:p text:style-name="P4"> </text:p>
        <text:p text:style-name="P3"><text:span text:style-name="T1">To remove the invalid iCCP chunk from all of the PNG files in a folder (directory), you can use ImageMagick's </text:span><text:span text:style-name="Strong_20_Emphasis"><text:span text:style-name="T2">mogrify *.png</text:span></text:span><text:span text:style-name="T1">, provided that your ImageMagick was built with libpng16 (run </text:span><text:span text:style-name="Strong_20_Emphasis"><text:span text:style-name="T2">convert -list format | grep PNG</text:span></text:span><text:span text:style-name="T1"> to be sure of that).</text:span></text:p>
        <text:p text:style-name="P4"> </text:p>
        <text:p text:style-name="P3"><text:span text:style-name="T1">If you'd like to find out which files need to be fixed instead of blindly processing all of them, you can run my </text:span><text:span text:style-name="Strong_20_Emphasis"><text:span text:style-name="T2">pngcrush -n -q *.png</text:span></text:span><text:span text:style-name="T1"> where the "</text:span><text:span text:style-name="Strong_20_Emphasis"><text:span text:style-name="T2">-n</text:span></text:span><text:span text:style-name="T1">" means don't rewrite the files and "</text:span><text:span text:style-name="Strong_20_Emphasis"><text:span text:style-name="T2">-q</text:span></text:span><text:span text:style-name="T1">" means suppress most of the output except for warnings. Sorry, there's no option yet in pngcrush to suppress everything but the warnings.</text:span></text:p>
        <text:p text:style-name="P4"> </text:p>
        <text:p text:style-name="P5">or </text:p>
        <text:p text:style-name="P5">Run below command </text:p>
        <text:p text:style-name="P7"><text:span text:style-name="T1">Use </text:span><text:span text:style-name="Strong_20_Emphasis"><text:span text:style-name="T2">find . -type f -name '*.png' -execute mogrify \{\} \;</text:span></text:span><text:span text:style-name="T1"> to recursively modify .png files in current directory. </text:span></text:p>
      </text:section>
      <text:p text:style-name="Standard"><text:soft-page-break/></text:p>
      <text:p text:style-name="P2">Four replaced files <text:span text:style-name="T4">in 300spalling. Json file</text:span>:</text:p>
      <text:p text:style-name="P2">shear failure19.png : shear_failure19.png</text:p>
      <text:p text:style-name="P2">shear failure25.png : shear_failure25.png</text:p>
      <text:p text:style-name="P2">column #3 cu2.png: <text:s/>column_#3_cu2.png</text:p>
      <text:p text:style-name="P2">column_shear failure21.png: column_shear_failure21.png</text:p>
      <text:p text:style-name="Standard"/>
      <text:p text:style-name="P8">The order of program to recall the individual py file: </text:p>
      <text:p text:style-name="P8">this is the beginning: </text:p>
      <text:p text:style-name="P6">/home/bys2058</text:p>
      <text:p text:style-name="P10">Traceback (most recent call last):</text:p>
      <text:p text:style-name="P11"><text:s text:c="2"/><text:span text:style-name="T5">File "/home/bys2058/mmdetection/tools/train.py", line 14, in &lt;module&gt;</text:span></text:p>
      <text:p text:style-name="P11"><text:s text:c="4"/><text:span text:style-name="T5">from mmdet.apis import set_random_seed, train_detector</text:span></text:p>
      <text:p text:style-name="P11"><text:s text:c="2"/><text:span text:style-name="T5">File "/home/bys2058/mmdetection/mmdet/apis/__init__.py", line 1, in &lt;module&gt;</text:span></text:p>
      <text:p text:style-name="P11"><text:s text:c="4"/><text:span text:style-name="T5">from .inference import (async_inference_detector, inference_detector,</text:span></text:p>
      <text:p text:style-name="P11"><text:s text:c="2"/><text:span text:style-name="T5">File "/home/bys2058/mmdetection/mmdet/apis/inference.py", line 12, in &lt;module&gt;</text:span></text:p>
      <text:p text:style-name="P11"><text:s text:c="4"/><text:span text:style-name="T5">from mmdet.datasets.pipelines import Compose</text:span></text:p>
      <text:p text:style-name="P11"><text:s text:c="2"/><text:span text:style-name="T5">File "/home/bys2058/mmdetection/mmdet/datasets/__init__.py", line 2, in &lt;module&gt;</text:span></text:p>
      <text:p text:style-name="P11"><text:s text:c="4"/><text:span text:style-name="T5">from .cityscapes import CityscapesDataset</text:span></text:p>
      <text:p text:style-name="P11"><text:s text:c="2"/><text:span text:style-name="T5">File "/home/bys2058/mmdetection/mmdet/datasets/cityscapes.py", line 14, in &lt;module&gt;</text:span></text:p>
      <text:p text:style-name="P11"><text:s text:c="4"/><text:span text:style-name="T5">from .coco import CocoDataset</text:span></text:p>
      <text:p text:style-name="P11"><text:s text:c="2"/><text:span text:style-name="T5">File "/home/bys2058/mmdetection/mmdet/datasets/coco.py", line 12, in &lt;module&gt;</text:span></text:p>
      <text:p text:style-name="P11"><text:s text:c="4"/><text:span text:style-name="T5">from .custom import CustomDataset</text:span></text:p>
      <text:p text:style-name="P11"><text:s text:c="2"/><text:span text:style-name="T5">File "/home/bys2058/mmdetection/mmdet/datasets/custom.py", line 69</text:span></text:p>
      <text:p text:style-name="P11"><text:s text:c="4"/><text:span text:style-name="T5">if self.proposal_file is not None: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aphik" svg:font-family="Graphik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30:31.563656097</meta:creation-date>
    <dc:date>2020-03-31T18:12:13.818142950</dc:date>
    <meta:editing-duration>PT1H9M1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330" meta:character-count="2577" meta:non-whitespace-character-count="2228"/>
  </office:meta>
</office:document-meta>
</file>